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fo:font-style="italic" fo:font-weight="bold" officeooo:rsid="000a135f" officeooo:paragraph-rsid="000a135f" style:font-style-asian="italic" style:font-weight-asian="bold" style:font-style-complex="italic" style:font-weight-complex="bold"/>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paragraph-properties fo:margin-top="0cm" fo:margin-bottom="0cm" style:contextual-spacing="false"/>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text-properties fo:font-size="20pt" style:font-size-asian="20pt" style:font-size-complex="20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03503327" text:style-name="L1">
        <text:list-item>
          <text:p text:style-name="P6"><text:bookmark text:name="yui_3_17_2_1_1635145869474_39"/><text:bookmark text:name="yui_3_17_2_1_1635145869474_42"/>Los diferentes tipos de cajas para ordenadores</text:p>
        </text:list-item>
      </text:list>
      <text:p text:style-name="P5">Cajas formato mini torre</text:p>
      <text:p text:style-name="P3">Este tipo de formato engloba tanto las desarrolladas para el estándar mini ITX, como las desarrolladas para el estándar micro ATX. Por tanto, en este segmento encontraremos todas las cajas de ordenador pequeñas, incluyendo muchas con forma de cubo u orientadas para HTPC.</text:p>
      <text:p text:style-name="P3"/>
      <text:p text:style-name="P5">Cajas formato semitorre</text:p>
      <text:p text:style-name="P3">También denominadas midi torre o formato ATX, este formato es el más empleado a fecha de hoy para cajas de ordenador, dado que en él se concentra la mayoría de la producción de placas base para usuarios de escritorio.</text:p>
      <text:p text:style-name="P3"/>
      <text:p text:style-name="P5">Cajas formato súper torre</text:p>
      <text:p text:style-name="P3">Este tipo de cajas se emplean más para acomodar placas base de tamaño E-ATX y suelen tener, como principal característica, un espacio interno especialmente grande, tanto para poder acomodar este tipo de placas base como para poder utilizar un gran número de unidades de almacenamiento.</text:p>
      <text:p text:style-name="P3"/>
      <text:list xml:id="list92304394444295" text:continue-numbering="true" text:style-name="L1">
        <text:list-item>
          <text:p text:style-name="P4">Certificaciones fuentes de alimentación 80 plus</text:p>
        </text:list-item>
      </text:list>
      <text:p text:style-name="P3">La certificación 80 Plus se ofrece a los productos que tienen más de un 80% de eficiencia energética en determinadas circunstancias, además de un factor de potencia de 0,9 o más al 100% de su carga nominal. Esta certificación, que tiene diferentes niveles, se le otorga a las fuentes de alimentación de PC dependiendo de su eficiencia, de manera que de un solo vistazo podamos saber si son buenas o malas, al menos en términos de eficiencia.</text:p>
      <text:p text:style-name="P3"/>
      <text:list xml:id="list92304675401688" text:continue-numbering="true" text:style-name="L1">
        <text:list-item>
          <text:p text:style-name="P4">Evolución del chipset</text:p>
        </text:list-item>
      </text:list>
      <text:p text:style-name="P3"/>
      <text:p text:style-name="P3"/>
      <text:p text:style-name="P3"/>
      <text:p text:style-name="P3"/>
      <text:p text:style-name="P3"/>
      <text:list xml:id="list92304690118112" text:continue-numbering="true" text:style-name="L1">
        <text:list-item>
          <text:p text:style-name="P4">¿Cómo funciona la memoria cache?</text:p>
        </text:list-item>
        <text:list-item>
          <text:p text:style-name="P4">¿Cómo funciona la smart cache de Intel?</text:p>
        </text:list-item>
        <text:list-item>
          <text:p text:style-name="P4">Diferencias entre núcleo e hilo</text:p>
        </text:list-item>
        <text:list-item>
          <text:p text:style-name="P4">Tamaño más de los transistores en los procesadores más recientes</text:p>
        </text:list-item>
        <text:list-item>
          <text:p text:style-name="P4">¿Front-Side Bus se sigue utilizando?</text:p>
        </text:list-item>
        <text:list-item>
          <text:p text:style-name="P4">Tipos de RAM existentes en la actualidad y sus características</text:p>
        </text:list-item>
        <text:list-item>
          <text:p text:style-name="P4">Tipos de PCI Express</text:p>
        </text:list-item>
        <text:list-item>
          <text:p text:style-name="P4">Salidas actuales de las tarjetas gráficas, clasificación y comparativa</text:p>
        </text:list-item>
        <text:list-item>
          <text:p text:style-name="P4">Pantallas actuales, resolución, tipo de pantallas. (No más de 4 tipos)</text:p>
        </text:list-item>
        <text:list-item>
          <text:p text:style-name="P2">Tipos de discos duro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tyle="italic" fo:font-weight="bold" officeooo:rsid="000a135f" officeooo:paragraph-rsid="000a135f"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SF <text:tab/><text:tab/>Adrián Fuentes Hernández</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5T09:12:18.746000000</meta:creation-date>
    <dc:date>2021-10-25T09:23:03.219000000</dc:date>
    <meta:editing-duration>PT24S</meta:editing-duration>
    <meta:editing-cycles>1</meta:editing-cycles>
    <meta:document-statistic meta:table-count="0" meta:image-count="0" meta:object-count="0" meta:page-count="1" meta:paragraph-count="21" meta:word-count="318" meta:character-count="1905" meta:non-whitespace-character-count="1619"/>
    <meta:generator>LibreOffice/7.1.5.2$Windows_X86_64 LibreOffice_project/85f04e9f809797b8199d13c421bd8a2b025d52b5</meta:generator>
  </office:meta>
</office:document-meta>
</file>